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ucida Console" svg:font-family="'Lucida Console'" style:font-family-generic="modern" style:font-pitch="fixed"/>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5cm" table:align="left"/>
    </style:style>
    <style:style style:name="Table1.A" style:family="table-column">
      <style:table-column-properties style:column-width="3.44cm"/>
    </style:style>
    <style:style style:name="Table1.B" style:family="table-column">
      <style:table-column-properties style:column-width="13.555cm"/>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5cm" fo:break-before="page" table:align="left"/>
    </style:style>
    <style:style style:name="Table2.A" style:family="table-column">
      <style:table-column-properties style:column-width="3.44cm"/>
    </style:style>
    <style:style style:name="Table2.B" style:family="table-column">
      <style:table-column-properties style:column-width="13.555cm"/>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995cm" fo:break-before="page" table:align="left"/>
    </style:style>
    <style:style style:name="Table4.A" style:family="table-column">
      <style:table-column-properties style:column-width="3.44cm"/>
    </style:style>
    <style:style style:name="Table4.B" style:family="table-column">
      <style:table-column-properties style:column-width="13.555cm"/>
    </style:style>
    <style:style style:name="Table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99ccff"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995cm" fo:break-before="page" table:align="left"/>
    </style:style>
    <style:style style:name="Table3.A" style:family="table-column">
      <style:table-column-properties style:column-width="3.44cm"/>
    </style:style>
    <style:style style:name="Table3.B" style:family="table-column">
      <style:table-column-properties style:column-width="13.555cm"/>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995cm" fo:break-before="page" table:align="left"/>
    </style:style>
    <style:style style:name="Table5.A" style:family="table-column">
      <style:table-column-properties style:column-width="3.44cm"/>
    </style:style>
    <style:style style:name="Table5.B" style:family="table-column">
      <style:table-column-properties style:column-width="13.555cm"/>
    </style:style>
    <style:style style:name="Table5.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99ccff"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95cm" fo:break-before="page" table:align="left"/>
    </style:style>
    <style:style style:name="Table6.A" style:family="table-column">
      <style:table-column-properties style:column-width="3.44cm"/>
    </style:style>
    <style:style style:name="Table6.B" style:family="table-column">
      <style:table-column-properties style:column-width="13.555cm"/>
    </style:style>
    <style:style style:name="Table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99ccff"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95cm" fo:break-before="page" table:align="left"/>
    </style:style>
    <style:style style:name="Table7.A" style:family="table-column">
      <style:table-column-properties style:column-width="3.44cm"/>
    </style:style>
    <style:style style:name="Table7.B" style:family="table-column">
      <style:table-column-properties style:column-width="13.555cm"/>
    </style:style>
    <style:style style:name="Table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99ccff"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a1" style:family="table">
      <style:table-properties style:width="16.995cm" fo:break-before="page" table:align="left"/>
    </style:style>
    <style:style style:name="Tabla1.A" style:family="table-column">
      <style:table-column-properties style:column-width="3.44cm"/>
    </style:style>
    <style:style style:name="Tabla1.B" style:family="table-column">
      <style:table-column-properties style:column-width="13.555cm"/>
    </style:style>
    <style:style style:name="Tabla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99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e8" style:family="table">
      <style:table-properties style:width="16.995cm" table:align="left"/>
    </style:style>
    <style:style style:name="Table8.A" style:family="table-column">
      <style:table-column-properties style:column-width="3.44cm"/>
    </style:style>
    <style:style style:name="Table8.B" style:family="table-column">
      <style:table-column-properties style:column-width="13.555cm"/>
    </style:style>
    <style:style style:name="Table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99ccff"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Sawasdee" fo:font-size="9pt" style:font-size-asian="9pt" style:font-size-complex="9pt"/>
    </style:style>
    <style:style style:name="P2" style:family="paragraph" style:parent-style-name="Table_20_Contents">
      <style:text-properties style:font-name="Sawasdee" fo:font-size="8pt" fo:font-weight="bold" style:font-size-asian="8pt" style:font-weight-asian="bold" style:font-size-complex="8pt" style:font-weight-complex="bold"/>
    </style:style>
    <style:style style:name="P3" style:family="paragraph" style:parent-style-name="Table_20_Contents">
      <style:text-properties style:font-name="Sawasdee" fo:font-size="8pt" style:font-size-asian="8pt" style:font-size-complex="8pt"/>
    </style:style>
    <style:style style:name="P4" style:family="paragraph" style:parent-style-name="Table_20_Contents">
      <style:text-properties fo:color="#000000" style:font-name="Sawasdee" fo:font-size="8pt" style:font-size-asian="8pt" style:font-size-complex="8pt"/>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list-style-name="L17">
      <style:text-properties style:font-name="Sawasdee" fo:font-size="8pt" style:font-size-asian="8pt" style:font-size-complex="8pt"/>
    </style:style>
    <style:style style:name="P7" style:family="paragraph" style:parent-style-name="Standard" style:list-style-name="L21">
      <style:text-properties style:font-name="Sawasdee" fo:font-size="8pt" style:font-size-asian="8pt" style:font-size-complex="8pt"/>
    </style:style>
    <style:style style:name="P8" style:family="paragraph" style:parent-style-name="Standard">
      <style:paragraph-properties fo:break-before="page"/>
    </style:style>
    <style:style style:name="P9" style:family="paragraph" style:parent-style-name="Table_20_Contents">
      <style:text-properties style:font-name="Sawasdee" fo:font-size="8pt" style:font-size-asian="8pt" style:font-size-complex="8pt"/>
    </style:style>
    <style:style style:name="P10" style:family="paragraph" style:parent-style-name="Table_20_Contents" style:list-style-name="L1">
      <style:text-properties style:font-name="Sawasdee" fo:font-size="8pt" style:font-size-asian="8pt" style:font-size-complex="8pt"/>
    </style:style>
    <style:style style:name="P11" style:family="paragraph" style:parent-style-name="Table_20_Contents" style:list-style-name="L2">
      <style:text-properties style:font-name="Sawasdee" fo:font-size="8pt" style:font-size-asian="8pt" style:font-size-complex="8pt"/>
    </style:style>
    <style:style style:name="P12" style:family="paragraph" style:parent-style-name="Table_20_Contents" style:list-style-name="L3">
      <style:text-properties style:font-name="Sawasdee" fo:font-size="8pt" style:font-size-asian="8pt" style:font-size-complex="8pt"/>
    </style:style>
    <style:style style:name="P13" style:family="paragraph" style:parent-style-name="Table_20_Contents" style:list-style-name="L4">
      <style:text-properties style:font-name="Sawasdee" fo:font-size="8pt" style:font-size-asian="8pt" style:font-size-complex="8pt"/>
    </style:style>
    <style:style style:name="P14" style:family="paragraph" style:parent-style-name="Table_20_Contents" style:list-style-name="L5">
      <style:text-properties style:font-name="Sawasdee" fo:font-size="8pt" style:font-size-asian="8pt" style:font-size-complex="8pt"/>
    </style:style>
    <style:style style:name="P15" style:family="paragraph" style:parent-style-name="Table_20_Contents" style:list-style-name="L6">
      <style:text-properties style:font-name="Sawasdee" fo:font-size="8pt" style:font-size-asian="8pt" style:font-size-complex="8pt"/>
    </style:style>
    <style:style style:name="P16" style:family="paragraph" style:parent-style-name="Table_20_Contents" style:list-style-name="L7">
      <style:text-properties style:font-name="Sawasdee" fo:font-size="8pt" style:font-size-asian="8pt" style:font-size-complex="8pt"/>
    </style:style>
    <style:style style:name="P17" style:family="paragraph" style:parent-style-name="Table_20_Contents" style:list-style-name="L8">
      <style:text-properties style:font-name="Sawasdee" fo:font-size="8pt" style:font-size-asian="8pt" style:font-size-complex="8pt"/>
    </style:style>
    <style:style style:name="P18" style:family="paragraph" style:parent-style-name="Table_20_Contents" style:list-style-name="L9">
      <style:text-properties style:font-name="Sawasdee" fo:font-size="8pt" style:font-size-asian="8pt" style:font-size-complex="8pt"/>
    </style:style>
    <style:style style:name="P19" style:family="paragraph" style:parent-style-name="Table_20_Contents" style:list-style-name="L10">
      <style:text-properties style:font-name="Sawasdee" fo:font-size="8pt" style:font-size-asian="8pt" style:font-size-complex="8pt"/>
    </style:style>
    <style:style style:name="P20" style:family="paragraph" style:parent-style-name="Table_20_Contents" style:list-style-name="L11">
      <style:text-properties style:font-name="Sawasdee" fo:font-size="8pt" style:font-size-asian="8pt" style:font-size-complex="8pt"/>
    </style:style>
    <style:style style:name="P21" style:family="paragraph" style:parent-style-name="Table_20_Contents" style:list-style-name="L12">
      <style:text-properties style:font-name="Sawasdee" fo:font-size="8pt" style:font-size-asian="8pt" style:font-size-complex="8pt"/>
    </style:style>
    <style:style style:name="P22" style:family="paragraph" style:parent-style-name="Table_20_Contents" style:list-style-name="L13">
      <style:text-properties style:font-name="Sawasdee" fo:font-size="8pt" style:font-size-asian="8pt" style:font-size-complex="8pt"/>
    </style:style>
    <style:style style:name="P23" style:family="paragraph" style:parent-style-name="Table_20_Contents" style:list-style-name="L14">
      <style:text-properties style:font-name="Sawasdee" fo:font-size="8pt" style:font-size-asian="8pt" style:font-size-complex="8pt"/>
    </style:style>
    <style:style style:name="P24" style:family="paragraph" style:parent-style-name="Table_20_Contents" style:list-style-name="L15">
      <style:text-properties style:font-name="Sawasdee" fo:font-size="8pt" style:font-size-asian="8pt" style:font-size-complex="8pt"/>
    </style:style>
    <style:style style:name="P25" style:family="paragraph" style:parent-style-name="Table_20_Contents" style:list-style-name="L16">
      <style:text-properties style:font-name="Sawasdee" fo:font-size="8pt" style:font-size-asian="8pt" style:font-size-complex="8pt"/>
    </style:style>
    <style:style style:name="P26" style:family="paragraph" style:parent-style-name="Table_20_Contents" style:list-style-name="L17">
      <style:text-properties style:font-name="Sawasdee" fo:font-size="8pt" style:font-size-asian="8pt" style:font-size-complex="8pt"/>
    </style:style>
    <style:style style:name="P27" style:family="paragraph" style:parent-style-name="Table_20_Contents" style:list-style-name="L18">
      <style:text-properties style:font-name="Sawasdee" fo:font-size="8pt" style:font-size-asian="8pt" style:font-size-complex="8pt"/>
    </style:style>
    <style:style style:name="P28" style:family="paragraph" style:parent-style-name="Table_20_Contents" style:list-style-name="L19">
      <style:text-properties style:font-name="Sawasdee" fo:font-size="8pt" style:font-size-asian="8pt" style:font-size-complex="8pt"/>
    </style:style>
    <style:style style:name="P29" style:family="paragraph" style:parent-style-name="Table_20_Contents" style:list-style-name="L20">
      <style:text-properties style:font-name="Sawasdee" fo:font-size="8pt" style:font-size-asian="8pt" style:font-size-complex="8pt"/>
    </style:style>
    <style:style style:name="P30" style:family="paragraph" style:parent-style-name="Table_20_Contents" style:list-style-name="L21">
      <style:text-properties style:font-name="Sawasdee" fo:font-size="8pt" style:font-size-asian="8pt" style:font-size-complex="8pt"/>
    </style:style>
    <style:style style:name="P31" style:family="paragraph" style:parent-style-name="Table_20_Contents" style:list-style-name="L22">
      <style:text-properties style:font-name="Sawasdee" fo:font-size="8pt" style:font-size-asian="8pt" style:font-size-complex="8pt"/>
    </style:style>
    <style:style style:name="P32" style:family="paragraph" style:parent-style-name="Table_20_Contents" style:list-style-name="L23">
      <style:text-properties style:font-name="Sawasdee" fo:font-size="8pt" style:font-size-asian="8pt" style:font-size-complex="8pt"/>
    </style:style>
    <style:style style:name="P33" style:family="paragraph" style:parent-style-name="Table_20_Contents" style:list-style-name="L28">
      <style:text-properties style:font-name="Sawasdee" fo:font-size="8pt" style:font-size-asian="8pt" style:font-size-complex="8pt"/>
    </style:style>
    <style:style style:name="P34" style:family="paragraph" style:parent-style-name="Table_20_Contents" style:list-style-name="L29">
      <style:text-properties style:font-name="Sawasdee" fo:font-size="8pt" style:font-size-asian="8pt" style:font-size-complex="8pt"/>
    </style:style>
    <style:style style:name="P35" style:family="paragraph" style:parent-style-name="Table_20_Contents" style:list-style-name="L30">
      <style:text-properties style:font-name="Sawasdee" fo:font-size="8pt" style:font-size-asian="8pt" style:font-size-complex="8pt"/>
    </style:style>
    <style:style style:name="P36" style:family="paragraph" style:parent-style-name="Table_20_Contents" style:list-style-name="L31">
      <style:text-properties style:font-name="Sawasdee" fo:font-size="8pt" style:font-size-asian="8pt" style:font-size-complex="8pt"/>
    </style:style>
    <style:style style:name="P37" style:family="paragraph" style:parent-style-name="Table_20_Contents" style:list-style-name="L32">
      <style:text-properties style:font-name="Sawasdee" fo:font-size="8pt" style:font-size-asian="8pt" style:font-size-complex="8pt"/>
    </style:style>
    <style:style style:name="P38" style:family="paragraph" style:parent-style-name="Table_20_Contents" style:list-style-name="L33">
      <style:text-properties style:font-name="Sawasdee" fo:font-size="8pt" style:font-size-asian="8pt" style:font-size-complex="8pt"/>
    </style:style>
    <style:style style:name="P39" style:family="paragraph" style:parent-style-name="Table_20_Contents" style:list-style-name="L34">
      <style:text-properties style:font-name="Sawasdee" fo:font-size="8pt" style:font-size-asian="8pt" style:font-size-complex="8pt"/>
    </style:style>
    <style:style style:name="P40" style:family="paragraph" style:parent-style-name="Table_20_Contents" style:list-style-name="L35">
      <style:text-properties style:font-name="Sawasdee" fo:font-size="8pt" style:font-size-asian="8pt" style:font-size-complex="8pt"/>
    </style:style>
    <style:style style:name="P41" style:family="paragraph" style:parent-style-name="Table_20_Contents" style:list-style-name="L36">
      <style:text-properties style:font-name="Sawasdee" fo:font-size="8pt" style:font-size-asian="8pt" style:font-size-complex="8pt"/>
    </style:style>
    <style:style style:name="P42" style:family="paragraph" style:parent-style-name="Table_20_Contents" style:list-style-name="L37">
      <style:text-properties style:font-name="Sawasdee" fo:font-size="8pt" style:font-size-asian="8pt" style:font-size-complex="8pt"/>
    </style:style>
    <style:style style:name="P43" style:family="paragraph" style:parent-style-name="Table_20_Contents" style:list-style-name="L38">
      <style:text-properties style:font-name="Sawasdee" fo:font-size="8pt" style:font-size-asian="8pt" style:font-size-complex="8pt"/>
    </style:style>
    <style:style style:name="P44" style:family="paragraph" style:parent-style-name="Table_20_Contents" style:list-style-name="L39">
      <style:text-properties style:font-name="Sawasdee" fo:font-size="8pt" style:font-size-asian="8pt" style:font-size-complex="8pt"/>
    </style:style>
    <style:style style:name="P45" style:family="paragraph" style:parent-style-name="Table_20_Contents" style:list-style-name="L9">
      <style:text-properties style:font-name="Sawasdee" fo:font-size="8pt" fo:font-style="normal" style:text-underline-style="solid" style:text-underline-width="auto" style:text-underline-color="font-color" style:font-size-asian="8pt" style:font-style-asian="normal" style:font-size-complex="8pt" style:font-style-complex="normal"/>
    </style:style>
    <style:style style:name="P46" style:family="paragraph" style:parent-style-name="Table_20_Contents" style:list-style-name="L14">
      <style:text-properties style:font-name="Sawasdee" fo:font-size="8pt" fo:font-style="normal" style:font-size-asian="8pt" style:font-style-asian="normal" style:font-size-complex="8pt" style:font-style-complex="normal"/>
    </style:style>
    <style:style style:name="P47" style:family="paragraph" style:parent-style-name="Table_20_Contents" style:list-style-name="L19">
      <style:text-properties style:font-name="Sawasdee" fo:font-size="8pt" fo:font-style="normal" style:font-size-asian="8pt" style:font-style-asian="normal" style:font-size-complex="8pt" style:font-style-complex="normal"/>
    </style:style>
    <style:style style:name="P48" style:family="paragraph" style:parent-style-name="Table_20_Contents" style:list-style-name="L23">
      <style:text-properties style:font-name="Sawasdee" fo:font-size="8pt" fo:font-style="normal" style:font-size-asian="8pt" style:font-style-asian="normal" style:font-size-complex="8pt" style:font-style-complex="normal"/>
    </style:style>
    <style:style style:name="P49" style:family="paragraph" style:parent-style-name="Table_20_Contents" style:list-style-name="L31">
      <style:text-properties style:font-name="Sawasdee" fo:font-size="8pt" fo:font-style="normal" style:font-size-asian="8pt" style:font-style-asian="normal" style:font-size-complex="8pt" style:font-style-complex="normal"/>
    </style:style>
    <style:style style:name="P50" style:family="paragraph" style:parent-style-name="Table_20_Contents" style:list-style-name="L35">
      <style:text-properties style:font-name="Sawasdee" fo:font-size="8pt" fo:font-style="normal" style:font-size-asian="8pt" style:font-style-asian="normal" style:font-size-complex="8pt" style:font-style-complex="normal"/>
    </style:style>
    <style:style style:name="P51" style:family="paragraph" style:parent-style-name="Table_20_Contents">
      <style:text-properties style:font-name="Sawasdee" fo:font-size="8pt" fo:font-weight="bold" style:font-size-asian="8pt" style:font-weight-asian="bold" style:font-size-complex="8pt" style:font-weight-complex="bold"/>
    </style:style>
    <style:style style:name="P52" style:family="paragraph" style:parent-style-name="Table_20_Contents" style:list-style-name="L24">
      <style:text-properties style:font-name="Sawasdee" fo:font-size="9pt" style:font-size-asian="9pt" style:font-size-complex="9pt"/>
    </style:style>
    <style:style style:name="P53" style:family="paragraph" style:parent-style-name="Table_20_Contents" style:list-style-name="L25">
      <style:text-properties style:font-name="Sawasdee" fo:font-size="9pt" style:font-size-asian="9pt" style:font-size-complex="9pt"/>
    </style:style>
    <style:style style:name="P54" style:family="paragraph" style:parent-style-name="Table_20_Contents" style:list-style-name="L26">
      <style:text-properties style:font-name="Sawasdee" fo:font-size="9pt" style:font-size-asian="9pt" style:font-size-complex="9pt"/>
    </style:style>
    <style:style style:name="P55" style:family="paragraph" style:parent-style-name="Table_20_Contents" style:list-style-name="L27">
      <style:text-properties style:font-name="Sawasdee" fo:font-size="9pt" style:font-size-asian="9pt" style:font-size-complex="9pt"/>
    </style:style>
    <style:style style:name="P56" style:family="paragraph" style:parent-style-name="Table_20_Contents" style:list-style-name="L27">
      <style:text-properties style:font-name="Sawasdee" fo:font-size="9pt" fo:font-style="normal" style:font-size-asian="9pt" style:font-style-asian="normal" style:font-size-complex="9pt" style:font-style-complex="normal"/>
    </style:style>
    <style:style style:name="P57" style:family="paragraph" style:parent-style-name="Table_20_Contents" style:list-style-name="L15">
      <style:text-properties fo:color="#000000" style:font-name="Sawasdee" fo:font-size="8pt" style:font-size-asian="8pt" style:font-size-complex="8pt"/>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variant="normal" fo:text-transform="none" fo:color="#000000" fo:letter-spacing="normal" fo:font-style="normal" fo:font-weight="normal"/>
    </style:style>
    <style:style style:name="T4" style:family="text">
      <style:text-properties style:font-name="Sawasdee" fo:font-size="8pt" style:font-size-asian="8pt" style:font-size-complex="8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2">User Story:</text:p>
          </table:table-cell>
          <table:table-cell table:style-name="Table1.B1" office:value-type="string">
            <text:p text:style-name="P2">Administración Avanzada de Perfiles de Usuario</text:p>
          </table:table-cell>
        </table:table-row>
        <table:table-row>
          <table:table-cell table:style-name="Table1.A2" office:value-type="string">
            <text:p text:style-name="P2">Descripción, Características principales</text:p>
          </table:table-cell>
          <table:table-cell table:style-name="Table1.B2" office:value-type="string">
            <text:p text:style-name="P3">Este componente permite la administración por parte de los usuarios de su perfil personal, el cual contiene datos personales, preferencias, ecualizador, etc., de manera centralizada.</text:p>
            <text:p text:style-name="P3">El componente es lo suficientemente flexible como para extender el conjunto de atributos vinculados al usuario. Desde la administración es posible definir estas extensiones, así como la distribución y organización de la pantalla de configuración del perfil personal.</text:p>
            <text:p text:style-name="P3">Utiliza un modelo de atributos genéricos vinculado con los usuarios del sistema.</text:p>
            <text:p text:style-name="P3">Resumen de características:</text:p>
            <text:list xml:id="list140821267" text:style-name="L1">
              <text:list-item>
                <text:p text:style-name="P10">ABM de tipos de datos personalizados (requieren un archivo de renderizado)</text:p>
              </text:list-item>
              <text:list-item>
                <text:p text:style-name="P10">ABM de pestañas personalizadas.</text:p>
              </text:list-item>
              <text:list-item>
                <text:p text:style-name="P10">ABM de atributos (Puede cargarse validaciones a través de un archivo)</text:p>
              </text:list-item>
              <text:list-item>
                <text:p text:style-name="P10">ABM de usuarios</text:p>
              </text:list-item>
              <text:list-item>
                <text:p text:style-name="P10">Edición de su perfil por parte de un usuario registrado desde el front-end.</text:p>
              </text:list-item>
            </text:list>
          </table:table-cell>
        </table:table-row>
        <table:table-row>
          <table:table-cell table:style-name="Table1.A2" office:value-type="string">
            <text:p text:style-name="P2">Componentes, módulos o plugins desarrollados</text:p>
          </table:table-cell>
          <table:table-cell table:style-name="Table1.B2" office:value-type="string">
            <text:list xml:id="list1713717677" text:style-name="L2">
              <text:list-item>
                <text:p text:style-name="P11">com_aapu: componente Joomla!</text:p>
              </text:list-item>
            </text:list>
          </table:table-cell>
        </table:table-row>
        <table:table-row>
          <table:table-cell table:style-name="Table1.A2" office:value-type="string">
            <text:p text:style-name="P2">Documentación generada</text:p>
          </table:table-cell>
          <table:table-cell table:style-name="Table1.B2" office:value-type="string">
            <text:list xml:id="list1686895169" text:style-name="L3">
              <text:list-item>
                <text:p text:style-name="P12">Análisis de solución</text:p>
              </text:list-item>
              <text:list-item>
                <text:p text:style-name="P12">Diseño de solución (incompleto)</text:p>
              </text:list-item>
              <text:list-item>
                <text:p text:style-name="P12">Modelo de datos</text:p>
              </text:list-item>
              <text:list-item>
                <text:p text:style-name="P12">Casos de test (Incorrecto, hay que corregir)</text:p>
              </text:list-item>
              <text:list-item>
                <text:p text:style-name="P12">Escenarios</text:p>
              </text:list-item>
            </text:list>
          </table:table-cell>
        </table:table-row>
        <table:table-row>
          <table:table-cell table:style-name="Table1.A2" office:value-type="string">
            <text:p text:style-name="P2">Documentación faltante</text:p>
          </table:table-cell>
          <table:table-cell table:style-name="Table1.B2" office:value-type="string">
            <text:list xml:id="list1532816279" text:continue-numbering="true" text:style-name="L3">
              <text:list-item>
                <text:p text:style-name="P12">Instructivo de instalación, configuración y uso del componente</text:p>
              </text:list-item>
            </text:list>
          </table:table-cell>
        </table:table-row>
        <table:table-row>
          <table:table-cell table:style-name="Table1.A2" office:value-type="string">
            <text:p text:style-name="P2">Estado</text:p>
          </table:table-cell>
          <table:table-cell table:style-name="Table1.B2" office:value-type="string">
            <text:p text:style-name="P3">Desarrollada una versión inicial, realizados test de unidad durante el desarrollo, aún no se ejecutaron los casos de test formales.</text:p>
          </table:table-cell>
        </table:table-row>
        <table:table-row>
          <table:table-cell table:style-name="Table1.A2" office:value-type="string">
            <text:p text:style-name="P2">Desarrolladores involucrados</text:p>
          </table:table-cell>
          <table:table-cell table:style-name="Table1.B2" office:value-type="string">
            <text:list xml:id="list1470035965" text:style-name="L4">
              <text:list-item>
                <text:p text:style-name="P13">Luis Ignacio Aita</text:p>
              </text:list-item>
            </text:list>
          </table:table-cell>
        </table:table-row>
        <table:table-row>
          <table:table-cell table:style-name="Table1.A2" office:value-type="string">
            <text:p text:style-name="P2">Tareas pendientes</text:p>
          </table:table-cell>
          <table:table-cell table:style-name="Table1.B2" office:value-type="string">
            <text:list xml:id="list1307794231" text:style-name="L5">
              <text:list-item>
                <text:p text:style-name="P14">Actualizar y finalizar la documentación</text:p>
              </text:list-item>
              <text:list-item>
                <text:p text:style-name="P14">Revisar textos del componente por si falta internacionalizar algunos (altamente probable)</text:p>
              </text:list-item>
            </text:list>
          </table:table-cell>
        </table:table-row>
        <table:table-row>
          <table:table-cell table:style-name="Table1.A2" office:value-type="string">
            <text:p text:style-name="P2">Mejoras para versiones futuras</text:p>
          </table:table-cell>
          <table:table-cell table:style-name="Table1.B2" office:value-type="string">
            <text:list xml:id="list1131682178" text:continue-numbering="true" text:style-name="L5">
              <text:list-item>
                <text:p text:style-name="P14">Agregar parámetros al componente para permitir configurar algunas funciones (por ejemplo, links).</text:p>
              </text:list-item>
              <text:list-item>
                <text:p text:style-name="P14">Setear pestaña activa utilizando parámetros en el GET.</text:p>
              </text:list-item>
              <text:list-item>
                <text:p text:style-name="P14">CSS acorde con el template.</text:p>
              </text:list-item>
              <text:list-item>
                <text:p text:style-name="P14">Agregar validaciones en back-end, cuando se cargan datos de pestañas, atributos y tipos de datos (principalmente campos requeridos).</text:p>
              </text:list-item>
              <text:list-item>
                <text:p text:style-name="P14">Registro de nuevos usuarios utilizando el componente.</text:p>
              </text:list-item>
              <text:list-item>
                <text:p text:style-name="P14">Implementar validez de los atributos, utilizando los campos from, to del modelo. </text:p>
              </text:list-item>
              <text:list-item>
                <text:p text:style-name="P14">Implementar un tipo de dato <text:span text:style-name="T1">para que los usuarios puedan cargar una foto en su perfil.</text:span></text:p>
              </text:list-item>
            </text:list>
          </table:table-cell>
        </table:table-row>
      </table:table>
      <text:p text:style-name="Standard"/>
      <text:p text:style-name="Standard"/>
      <text:p text:style-name="P8"/>
      <table:table table:name="Table8" table:style-name="Table8">
        <table:table-column table:style-name="Table8.A"/>
        <table:table-column table:style-name="Table8.B"/>
        <table:table-row>
          <table:table-cell table:style-name="Table8.A1" office:value-type="string">
            <text:p text:style-name="P2">User Story:</text:p>
          </table:table-cell>
          <table:table-cell table:style-name="Table8.B1" office:value-type="string">
            <text:p text:style-name="P2">Login a Zonales utilizando múltiples proveedores – Administración de alias</text:p>
          </table:table-cell>
        </table:table-row>
        <table:table-row>
          <table:table-cell table:style-name="Table8.A2" office:value-type="string">
            <text:p text:style-name="P2">Descripción, Características principales</text:p>
          </table:table-cell>
          <table:table-cell table:style-name="Table8.B2" office:value-type="string">
            <text:p text:style-name="P3">Permite la autenticación de usuarios en el sitio utilizando una cuenta propia de zonales o cuentas de proveedores externos. (Por ej. Google, Yahoo, Facebook, etc.)</text:p>
            <text:p text:style-name="P3">Un usuario podrá tener múltiples cuentas para entrar a zonales. Es obligatorio que registre sus datos en el sitio (cuenta zonales) y luego asociar loas cuentas externas que desee.</text:p>
          </table:table-cell>
        </table:table-row>
        <table:table-row>
          <table:table-cell table:style-name="Table8.A2" office:value-type="string">
            <text:p text:style-name="P2">Componentes, módulos o plugins desarrollados</text:p>
          </table:table-cell>
          <table:table-cell table:style-name="Table8.B2" office:value-type="string">
            <text:list xml:id="list1159742870" text:style-name="L36">
              <text:list-item>
                <text:p text:style-name="P41">mod_zlogin: módulo para login con múltiples cuentas</text:p>
              </text:list-item>
              <text:list-item>
                <text:p text:style-name="P41">mod_sessioninfo: módulo que muestra información de sesión luego de que un usuario se loguea.</text:p>
              </text:list-item>
              <text:list-item>
                <text:p text:style-name="P41">com_alias: componente que permite la administración de alias de los usuarios.</text:p>
              </text:list-item>
              <text:list-item>
                <text:p text:style-name="P41">mod_alias: módulo con la misma funcionalidad que com_alias</text:p>
              </text:list-item>
              <text:list-item>
                <text:p text:style-name="P41">plg_externallogin: permite que el usuario se autentique con proveedores externos</text:p>
              </text:list-item>
              <text:list-item>
                <text:p text:style-name="P41">plg_authproxy:</text:p>
              </text:list-item>
              <text:list-item>
                <text:p text:style-name="P41">mod_pending: modulo que informa los alias pendientes de aprobación.</text:p>
              </text:list-item>
              <text:list-item>
                <text:p text:style-name="P41">com_user: se modificó para adaptar su uso al login de Zonales</text:p>
              </text:list-item>
            </text:list>
          </table:table-cell>
        </table:table-row>
        <table:table-row>
          <table:table-cell table:style-name="Table8.A2" office:value-type="string">
            <text:p text:style-name="P2">Documentación generada</text:p>
          </table:table-cell>
          <table:table-cell table:style-name="Table8.B2" office:value-type="string">
            <text:list xml:id="list1831417581" text:style-name="L37">
              <text:list-item>
                <text:p text:style-name="P42">Instructivo Zlogin (Instalación principalmente)</text:p>
              </text:list-item>
              <text:list-item>
                <text:p text:style-name="P42">Casos de test (habría que revisar para actualizarlos)</text:p>
              </text:list-item>
              <text:list-item>
                <text:p text:style-name="P42">Escenarios</text:p>
              </text:list-item>
            </text:list>
          </table:table-cell>
        </table:table-row>
        <table:table-row>
          <table:table-cell table:style-name="Table8.A2" office:value-type="string">
            <text:p text:style-name="P2">Documentación faltante</text:p>
          </table:table-cell>
          <table:table-cell table:style-name="Table8.B2" office:value-type="string">
            <text:list xml:id="list1524605122" text:continue-numbering="true" text:style-name="L37">
              <text:list-item>
                <text:p text:style-name="P42">Analisis de solución</text:p>
              </text:list-item>
              <text:list-item>
                <text:p text:style-name="P42">Diseño de solución</text:p>
              </text:list-item>
              <text:list-item>
                <text:p text:style-name="P42">Modelo de datos</text:p>
              </text:list-item>
              <text:list-item>
                <text:p text:style-name="P42">Instructivo de configuración y uso.</text:p>
              </text:list-item>
            </text:list>
          </table:table-cell>
        </table:table-row>
        <table:table-row>
          <table:table-cell table:style-name="Table8.A2" office:value-type="string">
            <text:p text:style-name="P2">Estado</text:p>
          </table:table-cell>
          <table:table-cell table:style-name="Table8.B2" office:value-type="string">
            <text:p text:style-name="P3">Desarrollada una versión inicial totalmente funcional (algunos proveedores externos aún no funcionan), realizados test de unidad durante el desarrollo, se ejecutaron los casos de test que se encuentran escritos y se corrigieron los errores que surgieron de ese primer test.</text:p>
          </table:table-cell>
        </table:table-row>
        <table:table-row>
          <table:table-cell table:style-name="Table8.A2" office:value-type="string">
            <text:p text:style-name="P2">Desarrolladores involucrados</text:p>
          </table:table-cell>
          <table:table-cell table:style-name="Table8.B2" office:value-type="string">
            <text:list xml:id="list1114782717" text:style-name="L38">
              <text:list-item>
                <text:p text:style-name="P43">Cristian Pacheco</text:p>
              </text:list-item>
              <text:list-item>
                <text:p text:style-name="P43">Juan Manuel Cortez</text:p>
              </text:list-item>
            </text:list>
          </table:table-cell>
        </table:table-row>
        <table:table-row>
          <table:table-cell table:style-name="Table8.A2" office:value-type="string">
            <text:p text:style-name="P2">Tareas pendientes</text:p>
          </table:table-cell>
          <table:table-cell table:style-name="Table8.B2" office:value-type="string">
            <text:list xml:id="list735834824" text:style-name="L39">
              <text:list-item>
                <text:p text:style-name="P44"/>
              </text:list-item>
            </text:list>
          </table:table-cell>
        </table:table-row>
        <table:table-row>
          <table:table-cell table:style-name="Table8.A2" office:value-type="string">
            <text:p text:style-name="P2">Mejoras para versiones futuras</text:p>
          </table:table-cell>
          <table:table-cell table:style-name="Table8.B2" office:value-type="string">
            <text:list xml:id="list1261139246" text:continue-numbering="true" text:style-name="L39">
              <text:list-item>
                <text:p text:style-name="P44"><text:span text:style-name="T1">Completar conexiones con los proveedores faltantes.</text:span></text:p>
              </text:list-item>
            </text:list>
          </table: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2">User Story:</text:p>
          </table:table-cell>
          <table:table-cell table:style-name="Table2.B1" office:value-type="string">
            <text:p text:style-name="P2">Motor de segmentación de información mediante etiquetas. Autoetiquetado</text:p>
          </table:table-cell>
        </table:table-row>
        <table:table-row>
          <table:table-cell table:style-name="Table2.A2" office:value-type="string">
            <text:p text:style-name="P2">Descripción, Características principales</text:p>
          </table:table-cell>
          <table:table-cell table:style-name="Table2.B2" office:value-type="string">
            <text:p text:style-name="P1"><text:span text:style-name="T4">El sistema de clasificación de contenidos debe estar acorde a la filosofía de Zonales. Esto implica que todo contenido debe estar asociado a una zona, y convenientemente clasificado para responder a las búsquedas ecualizadas de los usuarios. Se debe aproximar un sistema de </text:span><text:span text:style-name="Strong_20_Emphasis"><text:span text:style-name="T4">auto-tagueo</text:span></text:span><text:span text:style-name="T4"> que clasifique automáticamente los contenidos. </text:span></text:p>
            <text:p text:style-name="P3">Resumen de características:</text:p>
            <text:list xml:id="list1209005592" text:continue-list="list140821267" text:style-name="L1">
              <text:list-item>
                <text:p text:style-name="P10">Árbol de etiquetas jerárquicas para clasificación de contenidos.</text:p>
              </text:list-item>
              <text:list-item>
                <text:p text:style-name="P10">Motor de generación de sugerencias de etiquetado mediante análisis de contenido.</text:p>
              </text:list-item>
              <text:list-item>
                <text:p text:style-name="P10">Motor de generación de sugerencias de nuevas etiquetas mediante análisis estadístico.</text:p>
              </text:list-item>
            </text:list>
          </table:table-cell>
        </table:table-row>
        <table:table-row>
          <table:table-cell table:style-name="Table2.A2" office:value-type="string">
            <text:p text:style-name="P2">Componentes, módulos o plugins desarrollados</text:p>
          </table:table-cell>
          <table:table-cell table:style-name="Table2.B2" office:value-type="string">
            <text:list xml:id="list58915532" text:style-name="L6">
              <text:list-item>
                <text:p text:style-name="P15">Custom Properties: modificación del componente para soportar organización jerárquica de etiquetas. Se incorporó vista (<text:span text:style-name="T2">view</text:span>) que permite aplicar etiquetas pre-generadas recorriendo un árbol y marcando (mediante <text:span text:style-name="T2">checkboxes</text:span>) las escogidas.</text:p>
              </text:list-item>
              <text:list-item>
                <text:p text:style-name="P15">TagsSuggestionEngine (<text:span text:style-name="T2">TSE</text:span>): servlet Java. Indicando tipo e id del contenido a etiquetar, accede al índice de Apache Solr y realiza sucesivas búsquedas de contenido (previamente indexado) a través de las etiquetas existentes, registrando qué etiquetas ofrecen los mejores resultados (ubican al contenido en cuestión entre los primeros resultados de la búsqueda). Dichas etiquetas se sugieren para aplicar al contenido.</text:p>
              </text:list-item>
            </text:list>
          </table:table-cell>
        </table:table-row>
        <table:table-row>
          <table:table-cell table:style-name="Table2.A2" office:value-type="string">
            <text:p text:style-name="P2">Documentación generada</text:p>
          </table:table-cell>
          <table:table-cell table:style-name="Table2.B2" office:value-type="string">
            <text:list xml:id="list1791783550" text:style-name="L7">
              <text:list-item>
                <text:p text:style-name="P16">Documentación de código.</text:p>
              </text:list-item>
              <text:list-item>
                <text:p text:style-name="P16">Escenarios</text:p>
              </text:list-item>
            </text:list>
          </table:table-cell>
        </table:table-row>
        <table:table-row>
          <table:table-cell table:style-name="Table2.A2" office:value-type="string">
            <text:p text:style-name="P2">Documentación faltante</text:p>
          </table:table-cell>
          <table:table-cell table:style-name="Table2.B2" office:value-type="string">
            <text:list xml:id="list941757801" text:continue-numbering="true" text:style-name="L7">
              <text:list-item>
                <text:p text:style-name="P16">Documento de la API del motor de sugerencias.</text:p>
              </text:list-item>
              <text:list-item>
                <text:p text:style-name="P16">Analisis de solución</text:p>
              </text:list-item>
              <text:list-item>
                <text:p text:style-name="P16">Diseño de solución</text:p>
              </text:list-item>
              <text:list-item>
                <text:p text:style-name="P16">Modelo de datos</text:p>
              </text:list-item>
              <text:list-item>
                <text:p text:style-name="P16">Instructivo de instalación, configuración y uso.</text:p>
              </text:list-item>
            </text:list>
          </table:table-cell>
        </table:table-row>
        <table:table-row>
          <table:table-cell table:style-name="Table2.A2" office:value-type="string">
            <text:p text:style-name="P2">Estado</text:p>
          </table:table-cell>
          <table:table-cell table:style-name="Table2.B2" office:value-type="string">
            <text:list xml:id="list67378545" text:continue-numbering="true" text:style-name="L7">
              <text:list-item>
                <text:p text:style-name="P16">Vista de etiquetado mediante árbol de etiquetas: usable, pendiente rediseño estético y análisis de posibles mejoras de funcionalidad.</text:p>
              </text:list-item>
              <text:list-item>
                <text:p text:style-name="P16">TSE: en etapa de mejora, los resultados de las primeras <text:span text:style-name="T2">demos</text:span> sugieren refinamientos algorítmicos. No compromete el proceso de clasificación de contenidos.</text:p>
              </text:list-item>
            </text:list>
          </table:table-cell>
        </table:table-row>
        <table:table-row>
          <table:table-cell table:style-name="Table2.A2" office:value-type="string">
            <text:p text:style-name="P2">Desarrolladores involucrados</text:p>
          </table:table-cell>
          <table:table-cell table:style-name="Table2.B2" office:value-type="string">
            <text:list xml:id="list2074558917" text:style-name="L8">
              <text:list-item>
                <text:p text:style-name="P17">Juan Manuel Cortez.</text:p>
              </text:list-item>
              <text:list-item>
                <text:p text:style-name="P17">Cristian Pacheco</text:p>
              </text:list-item>
            </text:list>
          </table:table-cell>
        </table:table-row>
        <table:table-row>
          <table:table-cell table:style-name="Table2.A2" office:value-type="string">
            <text:p text:style-name="P2">Tareas pendientes</text:p>
          </table:table-cell>
          <table:table-cell table:style-name="Table2.B2" office:value-type="string">
            <text:list xml:id="list1762729120" text:style-name="L9">
              <text:list-item>
                <text:p text:style-name="P18">Generación de sugerencias de nuevas etiquetas.</text:p>
              </text:list-item>
              <text:list-item>
                <text:p text:style-name="P18">Pantalla de administración (<text:span text:style-name="T2">backend</text:span>) para Custom Properties para administrar sugerencias de nuevas etiquetas.</text:p>
              </text:list-item>
            </text:list>
          </table:table-cell>
        </table:table-row>
        <table:table-row>
          <table:table-cell table:style-name="Table2.A2" office:value-type="string">
            <text:p text:style-name="P2">Mejoras para versiones futuras</text:p>
          </table:table-cell>
          <table:table-cell table:style-name="Table2.B2" office:value-type="string">
            <text:list xml:id="list686120769" text:continue-numbering="true" text:style-name="L9">
              <text:list-header>
                <text:p text:style-name="P45"/>
              </text:list-header>
            </text:list>
          </table:table-cell>
        </table:table-row>
      </table:table>
      <text:p text:style-name="Standard"/>
      <text:p text:style-name="Standard"/>
      <table:table table:name="Table4" table:style-name="Table4">
        <table:table-column table:style-name="Table4.A"/>
        <table:table-column table:style-name="Table4.B"/>
        <table:table-row>
          <table:table-cell table:style-name="Table4.A1" office:value-type="string">
            <text:p text:style-name="P2">User Story:</text:p>
          </table:table-cell>
          <table:table-cell table:style-name="Table4.B1" office:value-type="string">
            <text:p text:style-name="P2">Motor de ecualización</text:p>
          </table:table-cell>
        </table:table-row>
        <table:table-row>
          <table:table-cell table:style-name="Table4.A2" office:value-type="string">
            <text:p text:style-name="P2">Descripción, Características principales</text:p>
          </table:table-cell>
          <table:table-cell table:style-name="Table4.B2" office:value-type="string">
            <text:p text:style-name="P3">El motor de ecualización de interés es el core de Zonales. Este componente filtra el contenido de acuerdo a un conjunto de condiciones y/o eventos:</text:p>
            <text:list xml:id="list1777317420" text:style-name="L10">
              <text:list-item>
                <text:p text:style-name="P19">Zonal seleccionado y sección que se este visitando dentro del portal</text:p>
              </text:list-item>
              <text:list-item>
                <text:p text:style-name="P19">Tipo y privilegios del usuario</text:p>
              </text:list-item>
              <text:list-item>
                <text:p text:style-name="P19">Preferencias e intereses del usuario</text:p>
              </text:list-item>
              <text:list-item>
                <text:p text:style-name="P19">Historial de acciones del usuario (búsquedas realizadas, calificaciones dadas, etc)</text:p>
              </text:list-item>
              <text:list-item>
                <text:p text:style-name="P19">Propiedades del contenido (fecha, calificación, nivel de exposición, etc) </text:p>
              </text:list-item>
            </text:list>
            <text:p text:style-name="P3">El motor de ecualización por lo tanto selecciona los contenidos, servicios y elementos que el usuario tiene a su alcance en un momento dado. Los criterios que utiliza el ecualizador pueden ser explícitos (las preferencias del usuario) o implícitos (propiedades del contenido).</text:p>
            <text:p text:style-name="P3">Para simplificar el manejo de preferencias e intereses por parte del usuario, se utiliza un modulo visual que asemeja a un ecualizador gráfico, en el cual las bandas representan los temas de interés.</text:p>
            <text:p text:style-name="P3">El ecualizador utiliza como una de sus fuentes de datos principales el conjunto de tags aplicados sobre el contenido, tanto por parte de usuarios como de la administración del portal.</text:p>
            <text:p text:style-name="P2">Tags</text:p>
            <text:p text:style-name="P3">La estructura de contenidos de Zonales se basa en el etiquetado de los mismos por parte de los usuarios, editores y administradores del sitio.</text:p>
            <text:p text:style-name="P3">Como solución para el manejo de tags se esta utilizando la extensión Custom Properties. El motor de ecualización utilizará los tags generados por esta extensión como parte de su entrada. </text:p>
            <text:p text:style-name="P3">Resumen de características:</text:p>
            <text:list xml:id="list709621038" text:continue-list="list1209005592" text:style-name="L1">
              <text:list-item>
                <text:p text:style-name="P10"/>
              </text:list-item>
            </text:list>
          </table:table-cell>
        </table:table-row>
        <table:table-row>
          <table:table-cell table:style-name="Table4.A2" office:value-type="string">
            <text:p text:style-name="P2">Componentes, módulos o plugins desarrollados</text:p>
          </table:table-cell>
          <table:table-cell table:style-name="Table4.B2" office:value-type="string">
            <text:list xml:id="list616948011" text:style-name="L11">
              <text:list-item>
                <text:p text:style-name="P20">com_eqzonales: componente con lógica de recuperación de ecualizaciones, generación de consultas para solr</text:p>
              </text:list-item>
            </text:list>
          </table:table-cell>
        </table:table-row>
        <table:table-row>
          <table:table-cell table:style-name="Table4.A2" office:value-type="string">
            <text:p text:style-name="P2">Documentación generada</text:p>
          </table:table-cell>
          <table:table-cell table:style-name="Table4.B2" office:value-type="string">
            <text:list xml:id="list2084564797" text:style-name="L12">
              <text:list-item>
                <text:p text:style-name="P21">API motor de ecualización</text:p>
              </text:list-item>
              <text:list-item>
                <text:p text:style-name="P21">Escenarios</text:p>
              </text:list-item>
            </text:list>
          </table:table-cell>
        </table:table-row>
        <table:table-row>
          <table:table-cell table:style-name="Table4.A2" office:value-type="string">
            <text:p text:style-name="P2">Documentación faltante</text:p>
          </table:table-cell>
          <table:table-cell table:style-name="Table4.B2" office:value-type="string">
            <text:list xml:id="list1958899653" text:continue-numbering="true" text:style-name="L12">
              <text:list-item>
                <text:p text:style-name="P21">Analisis de solución</text:p>
              </text:list-item>
              <text:list-item>
                <text:p text:style-name="P21">Diseño de solución</text:p>
              </text:list-item>
              <text:list-item>
                <text:p text:style-name="P21">Modelo de datos</text:p>
              </text:list-item>
              <text:list-item>
                <text:p text:style-name="P21">Instructivo de instalación, configuración y uso.</text:p>
              </text:list-item>
              <text:list-item>
                <text:p text:style-name="P21">Casos de test</text:p>
              </text:list-item>
            </text:list>
          </table:table-cell>
        </table:table-row>
        <table:table-row>
          <table:table-cell table:style-name="Table4.A2" office:value-type="string">
            <text:p text:style-name="P2">Estado</text:p>
          </table:table-cell>
          <table:table-cell table:style-name="Table4.B2" office:value-type="string">
            <text:p text:style-name="P3"/>
          </table:table-cell>
        </table:table-row>
        <table:table-row>
          <table:table-cell table:style-name="Table4.A2" office:value-type="string">
            <text:p text:style-name="P2">Desarrolladores involucrados</text:p>
          </table:table-cell>
          <table:table-cell table:style-name="Table4.B2" office:value-type="string">
            <text:list xml:id="list1192548687" text:style-name="L13">
              <text:list-item>
                <text:p text:style-name="P22">Francisco Paez</text:p>
              </text:list-item>
              <text:list-item>
                <text:p text:style-name="P22">Cristian Pacheco</text:p>
              </text:list-item>
            </text:list>
          </table:table-cell>
        </table:table-row>
        <table:table-row>
          <table:table-cell table:style-name="Table4.A2" office:value-type="string">
            <text:p text:style-name="P2">Tareas pendientes</text:p>
          </table:table-cell>
          <table:table-cell table:style-name="Table4.B2" office:value-type="string">
            <text:list xml:id="list1184268828" text:style-name="L14">
              <text:list-item>
                <text:p text:style-name="P23"/>
              </text:list-item>
            </text:list>
          </table:table-cell>
        </table:table-row>
        <table:table-row>
          <table:table-cell table:style-name="Table4.A2" office:value-type="string">
            <text:p text:style-name="P2">Mejoras para versiones futuras</text:p>
          </table:table-cell>
          <table:table-cell table:style-name="Table4.B2" office:value-type="string">
            <text:list xml:id="list41753137" text:continue-numbering="true" text:style-name="L14">
              <text:list-item>
                <text:p text:style-name="P46"/>
              </text:list-item>
            </text:list>
          </table:table-cell>
        </table:table-row>
      </table:table>
      <text:p text:style-name="Standard"/>
      <table:table table:name="Table3" table:style-name="Table3">
        <table:table-column table:style-name="Table3.A"/>
        <table:table-column table:style-name="Table3.B"/>
        <table:table-row>
          <table:table-cell table:style-name="Table3.A1" office:value-type="string">
            <text:p text:style-name="P2">User Story:</text:p>
          </table:table-cell>
          <table:table-cell table:style-name="Table3.B1" office:value-type="string">
            <text:p text:style-name="P2">Ecualizador de interés</text:p>
          </table:table-cell>
        </table:table-row>
        <table:table-row>
          <table:table-cell table:style-name="Table3.A2" office:value-type="string">
            <text:p text:style-name="P2">Descripción, Características principales</text:p>
          </table:table-cell>
          <table:table-cell table:style-name="Table3.B2" office:value-type="string">
            <text:p text:style-name="P3">El usuario podrá configurar un conjunto de etiquetas de preferencia y asignarles un peso relativo a su importancia a cada uno de estas. </text:p>
            <text:p text:style-name="P3">Resumen de características:</text:p>
            <text:list xml:id="list2070221310" text:style-name="L15">
              <text:list-item>
                <text:p text:style-name="P24">GUI amigable para la modificación de pesos.</text:p>
              </text:list-item>
              <text:list-item>
                <text:p text:style-name="P24">Sirve de interfaz para el motor de ecualización.</text:p>
              </text:list-item>
            </text:list>
          </table:table-cell>
        </table:table-row>
        <table:table-row>
          <table:table-cell table:style-name="Table3.A2" office:value-type="string">
            <text:p text:style-name="P2">Componentes, módulos o plugins desarrollados</text:p>
          </table:table-cell>
          <table:table-cell table:style-name="Table3.B2" office:value-type="string">
            <text:list xml:id="list1425696270" text:style-name="L16">
              <text:list-item>
                <text:p text:style-name="P25">mod_eq: módulo GUI del ecualizador.</text:p>
              </text:list-item>
            </text:list>
          </table:table-cell>
        </table:table-row>
        <table:table-row>
          <table:table-cell table:style-name="Table3.A2" office:value-type="string">
            <text:p text:style-name="P2">Documentación generada</text:p>
          </table:table-cell>
          <table:table-cell table:style-name="Table3.B2" office:value-type="string">
            <text:list xml:id="list1235244645" text:style-name="L17">
              <text:list-item>
                <text:p text:style-name="P26">Casos de test (incompleto, desactualizado)</text:p>
              </text:list-item>
              <text:list-item>
                <text:p text:style-name="P26">Escenarios</text:p>
              </text:list-item>
            </text:list>
          </table:table-cell>
        </table:table-row>
        <table:table-row>
          <table:table-cell table:style-name="Table3.A2" office:value-type="string">
            <text:p text:style-name="P2">Documentación faltante</text:p>
          </table:table-cell>
          <table:table-cell table:style-name="Table3.B2" office:value-type="string">
            <text:list xml:id="list244580600" text:continue-numbering="true" text:style-name="L17">
              <text:list-item>
                <text:p text:style-name="P6">Análisis de solución</text:p>
              </text:list-item>
              <text:list-item>
                <text:p text:style-name="P26">Diseño de solución</text:p>
              </text:list-item>
              <text:list-item>
                <text:p text:style-name="P26">Modelo de datos</text:p>
              </text:list-item>
              <text:list-item>
                <text:p text:style-name="P26">Instructivo de instalación, configuración y uso del componente</text:p>
              </text:list-item>
            </text:list>
          </table:table-cell>
        </table:table-row>
        <table:table-row>
          <table:table-cell table:style-name="Table3.A2" office:value-type="string">
            <text:p text:style-name="P2">Estado</text:p>
          </table:table-cell>
          <table:table-cell table:style-name="Table3.B2" office:value-type="string">
            <text:p text:style-name="P3">Backend funcional (componente eqzonales), GUI en desarrollo al 80%. Conexión con back-end para cerrar funcionalidad al 50%.</text:p>
          </table:table-cell>
        </table:table-row>
        <table:table-row>
          <table:table-cell table:style-name="Table3.A2" office:value-type="string">
            <text:p text:style-name="P2">Desarrolladores involucrados</text:p>
          </table:table-cell>
          <table:table-cell table:style-name="Table3.B2" office:value-type="string">
            <text:list xml:id="list360035310" text:style-name="L18">
              <text:list-item>
                <text:p text:style-name="P27">Francisco Paez</text:p>
              </text:list-item>
            </text:list>
          </table:table-cell>
        </table:table-row>
        <table:table-row>
          <table:table-cell table:style-name="Table3.A2" office:value-type="string">
            <text:p text:style-name="P2">Tareas pendientes</text:p>
          </table:table-cell>
          <table:table-cell table:style-name="Table3.B2" office:value-type="string">
            <text:list xml:id="list299322564" text:style-name="L19">
              <text:list-item>
                <text:p text:style-name="P28">Revisar CSS para GUI.</text:p>
              </text:list-item>
              <text:list-item>
                <text:p text:style-name="P28">Finalizar procesamiento de modificaciones realizadas por el usuario al ecualizador.</text:p>
              </text:list-item>
              <text:list-item>
                <text:p text:style-name="P28">Pantalla para agregar bandas de ecualización.</text:p>
              </text:list-item>
            </text:list>
          </table:table-cell>
        </table:table-row>
        <table:table-row>
          <table:table-cell table:style-name="Table3.A2" office:value-type="string">
            <text:p text:style-name="P2">Mejoras para versiones futuras</text:p>
          </table:table-cell>
          <table:table-cell table:style-name="Table3.B2" office:value-type="string">
            <text:list xml:id="list1618407077" text:continue-numbering="true" text:style-name="L19">
              <text:list-item>
                <text:p text:style-name="P47">Manejo de múltiples ecuaizadores por usuario</text:p>
              </text:list-item>
            </text:list>
          </table:table-cell>
        </table:table-row>
      </table:table>
      <text:p text:style-name="Standard"/>
      <text:p text:style-name="Standard"/>
      <table:table table:name="Table5" table:style-name="Table5">
        <table:table-column table:style-name="Table5.A"/>
        <table:table-column table:style-name="Table5.B"/>
        <table:table-row>
          <table:table-cell table:style-name="Table5.A1" office:value-type="string">
            <text:p text:style-name="P2">User Story:</text:p>
          </table:table-cell>
          <table:table-cell table:style-name="Table5.B1" office:value-type="string">
            <text:p text:style-name="P2">Desarrollar mecanismo de publicación de banners</text:p>
          </table:table-cell>
        </table:table-row>
        <table:table-row>
          <table:table-cell table:style-name="Table5.A2" office:value-type="string">
            <text:p text:style-name="P2">Descripción, Características principales</text:p>
          </table:table-cell>
          <table:table-cell table:style-name="Table5.B2" office:value-type="string">
            <text:p text:style-name="P3">Los banners implican un mecanismo importante de publicidad que debe ser correctamente gestionado. Este mecanismo debe estar completamente integrado con las características de clasificación de zonales, que incluyen zona, tags, preferencias de usuario (personales y ecualizador), etc. </text:p>
            <text:p text:style-name="P3">Resumen de características:</text:p>
            <text:list xml:id="list815736960" text:continue-list="list2070221310" text:style-name="L15">
              <text:list-item>
                <text:p text:style-name="P24"/>
              </text:list-item>
            </text:list>
          </table:table-cell>
        </table:table-row>
        <table:table-row>
          <table:table-cell table:style-name="Table5.A2" office:value-type="string">
            <text:p text:style-name="P2">Componentes, módulos o plugins desarrollados</text:p>
          </table:table-cell>
          <table:table-cell table:style-name="Table5.B2" office:value-type="string">
            <text:list xml:id="list657610726" text:style-name="L20">
              <text:list-item>
                <text:p text:style-name="P29">mod_zbanner: recupera banners de acuerdo a la zona, tags y preferencias del usuario</text:p>
              </text:list-item>
              <text:list-item>
                <text:p text:style-name="P29">com_banner: se hizo una pequeña modificación para etiquetar los banners</text:p>
              </text:list-item>
            </text:list>
          </table:table-cell>
        </table:table-row>
        <table:table-row>
          <table:table-cell table:style-name="Table5.A2" office:value-type="string">
            <text:p text:style-name="P2">Documentación generada</text:p>
          </table:table-cell>
          <table:table-cell table:style-name="Table5.B2" office:value-type="string">
            <text:list xml:id="list1147473487" text:style-name="L21">
              <text:list-item>
                <text:p text:style-name="P30">Escenarios</text:p>
              </text:list-item>
            </text:list>
          </table:table-cell>
        </table:table-row>
        <table:table-row>
          <table:table-cell table:style-name="Table5.A2" office:value-type="string">
            <text:p text:style-name="P2">Documentación faltante</text:p>
          </table:table-cell>
          <table:table-cell table:style-name="Table5.B2" office:value-type="string">
            <text:list xml:id="list137531157" text:continue-numbering="true" text:style-name="L21">
              <text:list-item>
                <text:p text:style-name="P7">Análisis de solución</text:p>
              </text:list-item>
              <text:list-item>
                <text:p text:style-name="P30">Diseño de solución</text:p>
              </text:list-item>
              <text:list-item>
                <text:p text:style-name="P30">Modelo de datos</text:p>
              </text:list-item>
              <text:list-item>
                <text:p text:style-name="P30">Casos de Test</text:p>
              </text:list-item>
              <text:list-item>
                <text:p text:style-name="P30">Instructivo de instalación, configuración y uso del componente</text:p>
              </text:list-item>
            </text:list>
          </table:table-cell>
        </table:table-row>
        <table:table-row>
          <table:table-cell table:style-name="Table5.A2" office:value-type="string">
            <text:p text:style-name="P2">Estado</text:p>
          </table:table-cell>
          <table:table-cell table:style-name="Table5.B2" office:value-type="string">
            <text:p text:style-name="P3">Desarrollada una versión inicial</text:p>
          </table:table-cell>
        </table:table-row>
        <table:table-row>
          <table:table-cell table:style-name="Table5.A2" office:value-type="string">
            <text:p text:style-name="P2">Desarrolladores involucrados</text:p>
          </table:table-cell>
          <table:table-cell table:style-name="Table5.B2" office:value-type="string">
            <text:list xml:id="list1429449396" text:style-name="L22">
              <text:list-item>
                <text:p text:style-name="P31"/>
              </text:list-item>
            </text:list>
          </table:table-cell>
        </table:table-row>
        <table:table-row>
          <table:table-cell table:style-name="Table5.A2" office:value-type="string">
            <text:p text:style-name="P2">Tareas pendientes</text:p>
          </table:table-cell>
          <table:table-cell table:style-name="Table5.B2" office:value-type="string">
            <text:list xml:id="list1390862712" text:style-name="L23">
              <text:list-item>
                <text:p text:style-name="P32"/>
              </text:list-item>
            </text:list>
          </table:table-cell>
        </table:table-row>
        <table:table-row>
          <table:table-cell table:style-name="Table5.A2" office:value-type="string">
            <text:p text:style-name="P2">Mejoras para versiones futuras</text:p>
          </table:table-cell>
          <table:table-cell table:style-name="Table5.B2" office:value-type="string">
            <text:list xml:id="list1361652785" text:continue-numbering="true" text:style-name="L23">
              <text:list-item>
                <text:p text:style-name="P48">Banners con el mismo peso:</text:p>
                <text:list>
                  <text:list-item>
                    <text:p text:style-name="P48">Ir intercalando los que serán mostrado</text:p>
                  </text:list-item>
                  <text:list-item>
                    <text:p text:style-name="P48">En caso de tener varias veces el módulo, no mostrar el mismo banner.</text:p>
                  </text:list-item>
                </text:list>
              </text:list-item>
            </text:list>
          </table:table-cell>
        </table:table-row>
      </table:table>
      <text:p text:style-name="Standard"/>
      <text:p text:style-name="Standard"/>
      <table:table table:name="Table6" table:style-name="Table6">
        <table:table-column table:style-name="Table6.A"/>
        <table:table-column table:style-name="Table6.B"/>
        <table:table-row>
          <table:table-cell table:style-name="Table6.A1" office:value-type="string">
            <text:p text:style-name="P2">User Story:</text:p>
          </table:table-cell>
          <table:table-cell table:style-name="Table6.B1" office:value-type="string">
            <text:p text:style-name="P2">Nube de etiquetas</text:p>
          </table:table-cell>
        </table:table-row>
        <table:table-row>
          <table:table-cell table:style-name="Table6.A2" office:value-type="string">
            <text:p text:style-name="P2">Descripción, Características principales</text:p>
          </table:table-cell>
          <table:table-cell table:style-name="Table6.B2" office:value-type="string">
            <text:p text:style-name="P3">Módulo que ofrece una nube de etiquetas, resaltando las mismas de acuerdo al ecualizador de interés del usuario </text:p>
            <text:p text:style-name="P3">Resumen de características:</text:p>
            <text:list xml:id="list488755083" text:continue-list="list815736960" text:style-name="L15">
              <text:list-item>
                <text:p text:style-name="P24"/>
              </text:list-item>
            </text:list>
          </table:table-cell>
        </table:table-row>
        <table:table-row>
          <table:table-cell table:style-name="Table6.A2" office:value-type="string">
            <text:p text:style-name="P2">Componentes, módulos o plugins desarrollados</text:p>
          </table:table-cell>
          <table:table-cell table:style-name="Table6.B2" office:value-type="string">
            <text:list xml:id="list1118439249" text:style-name="L24">
              <text:list-item>
                <text:p text:style-name="P52"/>
              </text:list-item>
            </text:list>
          </table:table-cell>
        </table:table-row>
        <table:table-row>
          <table:table-cell table:style-name="Table6.A2" office:value-type="string">
            <text:p text:style-name="P2">Documentación generada</text:p>
          </table:table-cell>
          <table:table-cell table:style-name="Table6.B2" office:value-type="string">
            <text:list xml:id="list1073683419" text:style-name="L25">
              <text:list-item>
                <text:p text:style-name="P53"/>
              </text:list-item>
            </text:list>
          </table:table-cell>
        </table:table-row>
        <table:table-row>
          <table:table-cell table:style-name="Table6.A2" office:value-type="string">
            <text:p text:style-name="P2">Documentación faltante</text:p>
          </table:table-cell>
          <table:table-cell table:style-name="Table6.B2" office:value-type="string">
            <text:list xml:id="list660537351" text:continue-numbering="true" text:style-name="L25">
              <text:list-item>
                <text:p text:style-name="P53"/>
              </text:list-item>
            </text:list>
          </table:table-cell>
        </table:table-row>
        <table:table-row>
          <table:table-cell table:style-name="Table6.A2" office:value-type="string">
            <text:p text:style-name="P2">Estado</text:p>
          </table:table-cell>
          <table:table-cell table:style-name="Table6.B2" office:value-type="string">
            <text:p text:style-name="P1"/>
          </table:table-cell>
        </table:table-row>
        <table:table-row>
          <table:table-cell table:style-name="Table6.A2" office:value-type="string">
            <text:p text:style-name="P2">Desarrolladores involucrados</text:p>
          </table:table-cell>
          <table:table-cell table:style-name="Table6.B2" office:value-type="string">
            <text:list xml:id="list1777753331" text:style-name="L26">
              <text:list-item>
                <text:p text:style-name="P54"/>
              </text:list-item>
            </text:list>
          </table:table-cell>
        </table:table-row>
        <table:table-row>
          <table:table-cell table:style-name="Table6.A2" office:value-type="string">
            <text:p text:style-name="P2">Tareas pendientes</text:p>
          </table:table-cell>
          <table:table-cell table:style-name="Table6.B2" office:value-type="string">
            <text:list xml:id="list1708577956" text:style-name="L27">
              <text:list-item>
                <text:p text:style-name="P55"/>
              </text:list-item>
            </text:list>
          </table:table-cell>
        </table:table-row>
        <table:table-row>
          <table:table-cell table:style-name="Table6.A2" office:value-type="string">
            <text:p text:style-name="P2">Mejoras para versiones futuras</text:p>
          </table:table-cell>
          <table:table-cell table:style-name="Table6.B2" office:value-type="string">
            <text:list xml:id="list1065582882" text:continue-numbering="true" text:style-name="L27">
              <text:list-item>
                <text:p text:style-name="P56"/>
              </text:list-item>
            </text:list>
          </table:table-cell>
        </table:table-row>
      </table:table>
      <text:p text:style-name="Standard"/>
      <text:p text:style-name="Standard"/>
      <table:table table:name="Table7" table:style-name="Table7">
        <table:table-column table:style-name="Table7.A"/>
        <table:table-column table:style-name="Table7.B"/>
        <table:table-row>
          <table:table-cell table:style-name="Table7.A1" office:value-type="string">
            <text:p text:style-name="P2">User Story:</text:p>
          </table:table-cell>
          <table:table-cell table:style-name="Table7.B1" office:value-type="string">
            <text:p text:style-name="P2">Adaptar menú de zonales para soportar tags jerárquicos</text:p>
          </table:table-cell>
        </table:table-row>
        <table:table-row>
          <table:table-cell table:style-name="Table7.A2" office:value-type="string">
            <text:p text:style-name="P2">Descripción, Características principales</text:p>
          </table:table-cell>
          <table:table-cell table:style-name="Table7.B2" office:value-type="string">
            <text:p text:style-name="P4">El menú de Zonales debe responder a la estructura de fields. Excluyendo el de zonales </text:p>
            <text:p text:style-name="P4">Resumen de características:</text:p>
            <text:list xml:id="list1240175333" text:continue-list="list488755083" text:style-name="L15">
              <text:list-item>
                <text:p text:style-name="P57"/>
              </text:list-item>
            </text:list>
          </table:table-cell>
        </table:table-row>
        <table:table-row>
          <table:table-cell table:style-name="Table7.A2" office:value-type="string">
            <text:p text:style-name="P2">Componentes, módulos o plugins desarrollados</text:p>
          </table:table-cell>
          <table:table-cell table:style-name="Table7.B2" office:value-type="string">
            <text:list xml:id="list596959358" text:style-name="L28">
              <text:list-item>
                <text:p text:style-name="P33"/>
              </text:list-item>
            </text:list>
          </table:table-cell>
        </table:table-row>
        <table:table-row>
          <table:table-cell table:style-name="Table7.A2" office:value-type="string">
            <text:p text:style-name="P2">Documentación generada</text:p>
          </table:table-cell>
          <table:table-cell table:style-name="Table7.B2" office:value-type="string">
            <text:list xml:id="list693719301" text:style-name="L29">
              <text:list-item>
                <text:p text:style-name="P34"/>
              </text:list-item>
            </text:list>
          </table:table-cell>
        </table:table-row>
        <table:table-row>
          <table:table-cell table:style-name="Table7.A2" office:value-type="string">
            <text:p text:style-name="P2">Documentación faltante</text:p>
          </table:table-cell>
          <table:table-cell table:style-name="Table7.B2" office:value-type="string">
            <text:list xml:id="list279952948" text:continue-numbering="true" text:style-name="L29">
              <text:list-item>
                <text:p text:style-name="P34"/>
              </text:list-item>
            </text:list>
          </table:table-cell>
        </table:table-row>
        <table:table-row>
          <table:table-cell table:style-name="Table7.A2" office:value-type="string">
            <text:p text:style-name="P2">Estado</text:p>
          </table:table-cell>
          <table:table-cell table:style-name="Table7.B2" office:value-type="string">
            <text:p text:style-name="P3"/>
          </table:table-cell>
        </table:table-row>
        <table:table-row>
          <table:table-cell table:style-name="Table7.A2" office:value-type="string">
            <text:p text:style-name="P2">Desarrolladores involucrados</text:p>
          </table:table-cell>
          <table:table-cell table:style-name="Table7.B2" office:value-type="string">
            <text:list xml:id="list431138041" text:style-name="L30">
              <text:list-item>
                <text:p text:style-name="P35"/>
              </text:list-item>
            </text:list>
          </table:table-cell>
        </table:table-row>
        <table:table-row>
          <table:table-cell table:style-name="Table7.A2" office:value-type="string">
            <text:p text:style-name="P2">Tareas pendientes</text:p>
          </table:table-cell>
          <table:table-cell table:style-name="Table7.B2" office:value-type="string">
            <text:list xml:id="list1639721152" text:style-name="L31">
              <text:list-item>
                <text:p text:style-name="P36"/>
              </text:list-item>
            </text:list>
          </table:table-cell>
        </table:table-row>
        <table:table-row>
          <table:table-cell table:style-name="Table7.A2" office:value-type="string">
            <text:p text:style-name="P2">Mejoras para versiones futuras</text:p>
          </table:table-cell>
          <table:table-cell table:style-name="Table7.B2" office:value-type="string">
            <text:list xml:id="list337438123" text:continue-numbering="true" text:style-name="L31">
              <text:list-item>
                <text:p text:style-name="P49"/>
              </text:list-item>
            </text:list>
          </table:table-cell>
        </table:table-row>
      </table:table>
      <text:p text:style-name="P5"/>
      <table:table table:name="Tabla1" table:style-name="Tabla1">
        <table:table-column table:style-name="Tabla1.A"/>
        <table:table-column table:style-name="Tabla1.B"/>
        <table:table-row>
          <table:table-cell table:style-name="Tabla1.A1" office:value-type="string">
            <text:p text:style-name="P2">User Story:</text:p>
          </table:table-cell>
          <table:table-cell table:style-name="Tabla1.B1" office:value-type="string">
            <text:p text:style-name="P2">Workflow de publicación de contenidos.</text:p>
          </table:table-cell>
        </table:table-row>
        <table:table-row>
          <table:table-cell table:style-name="Tabla1.A2" office:value-type="string">
            <text:p text:style-name="P2">Descripción, Características principales</text:p>
          </table:table-cell>
          <table:table-cell table:style-name="Tabla1.B2" office:value-type="string">
            <text:p text:style-name="P3"><text:span text:style-name="T3">El workflow de publicación estándar de Joomla tiene un comportamiento estático predefinido. Dada la necesidad de Zonales de contar con un esquema más dinámico y aplicable a todo tipo de contenidos es necesario instalar y adaptar o desarrollar una extensión que permita esto. Además, se hace indispensable contar con una administración dinámica de grupos de usuarios, de manera que se puedan definir nuevos grupos y relacionar los workflows con los grupos que les correspondan. Por ejemplo, un editor de deportes debería estar en un grupo específico de Editores de Deportes para editar artículos, comentarios y/o clasificados de esa categoría.</text:span> </text:p>
            <text:p text:style-name="P3"/>
            <text:p text:style-name="P3">Resumen de características:</text:p>
            <text:list xml:id="list1349871619" text:continue-list="list1240175333" text:style-name="L15">
              <text:list-item>
                <text:p text:style-name="P24">Generar </text:p>
              </text:list-item>
            </text:list>
          </table:table-cell>
        </table:table-row>
        <table:table-row>
          <table:table-cell table:style-name="Tabla1.A2" office:value-type="string">
            <text:p text:style-name="P2">Componentes, módulos o plugins desarrollados</text:p>
          </table:table-cell>
          <table:table-cell table:style-name="Tabla1.B2" office:value-type="string">
            <text:list xml:id="list795387050" text:style-name="L32">
              <text:list-item>
                <text:p text:style-name="P37"/>
              </text:list-item>
            </text:list>
          </table:table-cell>
        </table:table-row>
        <table:table-row>
          <table:table-cell table:style-name="Tabla1.A2" office:value-type="string">
            <text:p text:style-name="P2">Documentación generada</text:p>
          </table:table-cell>
          <table:table-cell table:style-name="Tabla1.B2" office:value-type="string">
            <text:list xml:id="list2105702200" text:style-name="L33">
              <text:list-item>
                <text:p text:style-name="P38"/>
              </text:list-item>
            </text:list>
          </table:table-cell>
        </table:table-row>
        <table:table-row>
          <table:table-cell table:style-name="Tabla1.A2" office:value-type="string">
            <text:p text:style-name="P2">Documentación faltante</text:p>
          </table:table-cell>
          <table:table-cell table:style-name="Tabla1.B2" office:value-type="string">
            <text:list xml:id="list1039308855" text:continue-numbering="true" text:style-name="L33">
              <text:list-item>
                <text:p text:style-name="P38"/>
              </text:list-item>
            </text:list>
          </table:table-cell>
        </table:table-row>
        <table:table-row>
          <table:table-cell table:style-name="Tabla1.A2" office:value-type="string">
            <text:p text:style-name="P2">Estado</text:p>
          </table:table-cell>
          <table:table-cell table:style-name="Tabla1.B2" office:value-type="string">
            <text:p text:style-name="P3"/>
          </table:table-cell>
        </table:table-row>
        <table:table-row>
          <table:table-cell table:style-name="Tabla1.A2" office:value-type="string">
            <text:p text:style-name="P2">Desarrolladores involucrados</text:p>
          </table:table-cell>
          <table:table-cell table:style-name="Tabla1.B2" office:value-type="string">
            <text:list xml:id="list1139979156" text:style-name="L34">
              <text:list-item>
                <text:p text:style-name="P39"/>
              </text:list-item>
            </text:list>
          </table:table-cell>
        </table:table-row>
        <table:table-row>
          <table:table-cell table:style-name="Tabla1.A2" office:value-type="string">
            <text:p text:style-name="P2">Tareas pendientes</text:p>
          </table:table-cell>
          <table:table-cell table:style-name="Tabla1.B2" office:value-type="string">
            <text:list xml:id="list78785849" text:style-name="L35">
              <text:list-item>
                <text:p text:style-name="P40"/>
              </text:list-item>
            </text:list>
          </table:table-cell>
        </table:table-row>
        <table:table-row>
          <table:table-cell table:style-name="Tabla1.A2" office:value-type="string">
            <text:p text:style-name="P2">Mejoras para versiones futuras</text:p>
          </table:table-cell>
          <table:table-cell table:style-name="Tabla1.B2" office:value-type="string">
            <text:list xml:id="list2065531543" text:continue-numbering="true" text:style-name="L35">
              <text:list-item>
                <text:p text:style-name="P50"/>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ucida Console" svg:font-family="'Lucida Console'" style:font-family-generic="modern" style:font-pitch="fixed"/>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Aita</meta:initial-creator>
    <meta:creation-date>2010-05-12T18:57:45</meta:creation-date>
    <dc:date>2010-05-18T19:57:40</dc:date>
    <dc:creator>Luis Aita</dc:creator>
    <meta:editing-duration>PT03H25M15S</meta:editing-duration>
    <meta:editing-cycles>28</meta:editing-cycles>
    <meta:generator>OpenOffice.org/3.2$Linux OpenOffice.org_project/320m12$Build-9483</meta:generator>
    <meta:document-statistic meta:table-count="9" meta:image-count="0" meta:object-count="0" meta:page-count="9" meta:paragraph-count="219" meta:word-count="1724" meta:character-count="11825"/>
  </office:meta>
</office:document-meta>
</file>